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1" svg:font-family="'DejaVu Sans'" style:font-family-generic="swiss"/>
    <style:font-face style:name="Noto Sans Mono CJK JP" svg:font-family="'Noto Sans Mono CJK JP'" style:font-family-generic="swiss"/>
    <style:font-face style:name="DejaVu Sans" svg:font-family="'DejaVu Sans'" style:font-family-generic="system"/>
    <style:font-face style:name="Microsoft YaHei1" svg:font-family="'Microsoft YaHei'" style:font-family-generic="system"/>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Mono1" svg:font-family="'Liberation Mono'" style:font-family-generic="roman" style:font-pitch="fixed"/>
    <style:font-face style:name="Liberation Sans2" svg:font-family="'Liberation Sans'" style:font-family-generic="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KR" svg:font-family="'Noto Serif CJK KR'" style:font-family-generic="system" style:font-pitch="variable"/>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text-properties officeooo:rsid="0013426b" officeooo:paragraph-rsid="0013426b"/>
    </style:style>
    <style:style style:name="P3" style:family="paragraph" style:parent-style-name="Standard">
      <style:text-properties officeooo:paragraph-rsid="001398cf"/>
    </style:style>
    <style:style style:name="P4" style:family="paragraph" style:parent-style-name="Standard">
      <style:text-properties officeooo:paragraph-rsid="0015844a"/>
    </style:style>
    <style:style style:name="P5" style:family="paragraph" style:parent-style-name="Standard">
      <style:text-properties officeooo:paragraph-rsid="0016a9fa"/>
    </style:style>
    <style:style style:name="P6" style:family="paragraph" style:parent-style-name="Standard">
      <style:text-properties officeooo:paragraph-rsid="0017b3de"/>
    </style:style>
    <style:style style:name="P7" style:family="paragraph" style:parent-style-name="Standard">
      <style:text-properties officeooo:paragraph-rsid="00186dfa"/>
    </style:style>
    <style:style style:name="P8" style:family="paragraph" style:parent-style-name="Standard">
      <style:text-properties fo:font-weight="bold" officeooo:rsid="00185256" officeooo:paragraph-rsid="001b279f" style:font-weight-asian="bold" style:font-weight-complex="bold"/>
    </style:style>
    <style:style style:name="P9" style:family="paragraph" style:parent-style-name="Standard">
      <style:text-properties fo:font-weight="bold" officeooo:rsid="00185256" officeooo:paragraph-rsid="001a645a" style:font-weight-asian="bold" style:font-weight-complex="bold"/>
    </style:style>
    <style:style style:name="P10" style:family="paragraph" style:parent-style-name="Standard">
      <style:text-properties fo:font-weight="bold" officeooo:rsid="0020048a" officeooo:paragraph-rsid="0020048a" style:font-weight-asian="bold" style:font-weight-complex="bold"/>
    </style:style>
    <style:style style:name="P11" style:family="paragraph" style:parent-style-name="Standard">
      <style:text-properties fo:font-weight="bold" officeooo:rsid="002e953b" officeooo:paragraph-rsid="002e953b" style:font-weight-asian="bold" style:font-weight-complex="bold"/>
    </style:style>
    <style:style style:name="P12" style:family="paragraph" style:parent-style-name="Standard">
      <style:text-properties fo:font-weight="bold" officeooo:rsid="002e953b" officeooo:paragraph-rsid="005dc741" style:font-weight-asian="bold" style:font-weight-complex="bold"/>
    </style:style>
    <style:style style:name="P13" style:family="paragraph" style:parent-style-name="Standard">
      <style:text-properties fo:font-weight="bold" officeooo:rsid="00300c42" officeooo:paragraph-rsid="00300c42" style:font-weight-asian="bold" style:font-weight-complex="bold"/>
    </style:style>
    <style:style style:name="P14" style:family="paragraph" style:parent-style-name="Standard">
      <style:text-properties fo:font-weight="bold" officeooo:rsid="004b4639" officeooo:paragraph-rsid="004b4639" style:font-weight-asian="bold" style:font-weight-complex="bold"/>
    </style:style>
    <style:style style:name="P15" style:family="paragraph" style:parent-style-name="Standard">
      <style:text-properties fo:font-weight="bold" officeooo:rsid="004b4639" officeooo:paragraph-rsid="005dc741" style:font-weight-asian="bold" style:font-weight-complex="bold"/>
    </style:style>
    <style:style style:name="P16" style:family="paragraph" style:parent-style-name="Standard">
      <style:text-properties officeooo:rsid="001a645a" officeooo:paragraph-rsid="001a645a"/>
    </style:style>
    <style:style style:name="P17" style:family="paragraph" style:parent-style-name="Standard">
      <style:text-properties officeooo:rsid="001b279f" officeooo:paragraph-rsid="001b279f"/>
    </style:style>
    <style:style style:name="P18" style:family="paragraph" style:parent-style-name="Standard">
      <style:text-properties officeooo:rsid="001b279f" officeooo:paragraph-rsid="00489618"/>
    </style:style>
    <style:style style:name="P19" style:family="paragraph" style:parent-style-name="Standard">
      <style:text-properties officeooo:rsid="001d4507" officeooo:paragraph-rsid="001d4507"/>
    </style:style>
    <style:style style:name="P20" style:family="paragraph" style:parent-style-name="Standard">
      <style:text-properties officeooo:rsid="001f04b6" officeooo:paragraph-rsid="001f04b6"/>
    </style:style>
    <style:style style:name="P21" style:family="paragraph" style:parent-style-name="Standard">
      <style:text-properties officeooo:paragraph-rsid="001f04b6"/>
    </style:style>
    <style:style style:name="P22" style:family="paragraph" style:parent-style-name="Standard">
      <style:text-properties officeooo:rsid="0020048a" officeooo:paragraph-rsid="0020048a"/>
    </style:style>
    <style:style style:name="P23" style:family="paragraph" style:parent-style-name="Standard">
      <style:text-properties officeooo:rsid="00200950" officeooo:paragraph-rsid="00200950"/>
    </style:style>
    <style:style style:name="P24" style:family="paragraph" style:parent-style-name="Standard">
      <style:text-properties officeooo:rsid="002274ff" officeooo:paragraph-rsid="002274ff"/>
    </style:style>
    <style:style style:name="P25" style:family="paragraph" style:parent-style-name="Standard">
      <style:text-properties officeooo:rsid="002e953b" officeooo:paragraph-rsid="002e953b"/>
    </style:style>
    <style:style style:name="P26" style:family="paragraph" style:parent-style-name="Standard">
      <style:text-properties officeooo:rsid="0038b229" officeooo:paragraph-rsid="0038b229"/>
    </style:style>
    <style:style style:name="P27" style:family="paragraph" style:parent-style-name="Standard">
      <style:text-properties fo:font-weight="normal" officeooo:rsid="00185256" officeooo:paragraph-rsid="0020048a" style:font-weight-asian="normal" style:font-weight-complex="normal"/>
    </style:style>
    <style:style style:name="P28" style:family="paragraph" style:parent-style-name="Standard">
      <style:text-properties fo:font-weight="normal" officeooo:rsid="0020048a" officeooo:paragraph-rsid="0020048a" style:font-weight-asian="normal" style:font-weight-complex="normal"/>
    </style:style>
    <style:style style:name="P29" style:family="paragraph" style:parent-style-name="Standard">
      <style:text-properties fo:font-weight="normal" officeooo:rsid="00300c42" officeooo:paragraph-rsid="00300c42" style:font-weight-asian="normal" style:font-weight-complex="normal"/>
    </style:style>
    <style:style style:name="P30" style:family="paragraph" style:parent-style-name="Standard">
      <style:text-properties fo:font-weight="normal" officeooo:rsid="003a1f7b" officeooo:paragraph-rsid="00300c42" style:font-weight-asian="normal" style:font-weight-complex="normal"/>
    </style:style>
    <style:style style:name="P31" style:family="paragraph" style:parent-style-name="Standard">
      <style:text-properties fo:font-weight="normal" officeooo:rsid="0049da6c" officeooo:paragraph-rsid="0049da6c" style:font-weight-asian="normal" style:font-weight-complex="normal"/>
    </style:style>
    <style:style style:name="P32" style:family="paragraph" style:parent-style-name="Standard">
      <style:text-properties officeooo:rsid="005cb424" officeooo:paragraph-rsid="005cb424"/>
    </style:style>
    <style:style style:name="P33" style:family="paragraph" style:parent-style-name="Standard">
      <style:text-properties officeooo:paragraph-rsid="005dc741"/>
    </style:style>
    <style:style style:name="P34" style:family="paragraph" style:parent-style-name="Standard">
      <style:paragraph-properties fo:margin-top="0cm" fo:margin-bottom="0cm" style:contextual-spacing="false" fo:line-height="100%"/>
      <style:text-properties officeooo:rsid="001bcd02" officeooo:paragraph-rsid="001bcd02"/>
    </style:style>
    <style:style style:name="P35" style:family="paragraph" style:parent-style-name="Standard">
      <style:paragraph-properties fo:margin-top="0cm" fo:margin-bottom="0cm" style:contextual-spacing="false" fo:line-height="100%"/>
      <style:text-properties officeooo:paragraph-rsid="001bcd02"/>
    </style:style>
    <style:style style:name="P36" style:family="paragraph" style:parent-style-name="Standard">
      <style:text-properties fo:font-weight="normal" officeooo:rsid="0049da6c" officeooo:paragraph-rsid="0049da6c" style:font-weight-asian="normal" style:font-weight-complex="normal"/>
    </style:style>
    <style:style style:name="P37" style:family="paragraph" style:parent-style-name="Standard">
      <style:text-properties fo:font-weight="normal" officeooo:rsid="0061d0c1" officeooo:paragraph-rsid="00789e2f" style:font-weight-asian="normal" style:font-weight-complex="normal"/>
    </style:style>
    <style:style style:name="P38" style:family="paragraph" style:parent-style-name="Standard">
      <style:text-properties officeooo:paragraph-rsid="0061d0c1"/>
    </style:style>
    <style:style style:name="P39" style:family="paragraph" style:parent-style-name="Standard">
      <style:text-properties officeooo:paragraph-rsid="00186dfa"/>
    </style:style>
    <style:style style:name="P40" style:family="paragraph" style:parent-style-name="Standard">
      <style:text-properties officeooo:paragraph-rsid="0064d948"/>
    </style:style>
    <style:style style:name="P41" style:family="paragraph" style:parent-style-name="Standard">
      <style:text-properties officeooo:paragraph-rsid="0069f073"/>
    </style:style>
    <style:style style:name="P42" style:family="paragraph" style:parent-style-name="Standard">
      <style:text-properties officeooo:paragraph-rsid="006c15fc"/>
    </style:style>
    <style:style style:name="P43" style:family="paragraph" style:parent-style-name="Standard">
      <style:text-properties officeooo:paragraph-rsid="006da345"/>
    </style:style>
    <style:style style:name="P44" style:family="paragraph" style:parent-style-name="Standard">
      <style:text-properties officeooo:paragraph-rsid="006e4e55"/>
    </style:style>
    <style:style style:name="P45" style:family="paragraph" style:parent-style-name="Standard">
      <style:text-properties officeooo:paragraph-rsid="006ee51f"/>
    </style:style>
    <style:style style:name="P46" style:family="paragraph" style:parent-style-name="Standard">
      <style:text-properties fo:font-weight="bold" officeooo:rsid="00300c42" officeooo:paragraph-rsid="00300c42" style:font-weight-asian="bold" style:font-weight-complex="bold"/>
    </style:style>
    <style:style style:name="P47" style:family="paragraph" style:parent-style-name="Standard">
      <style:text-properties fo:font-weight="bold" officeooo:rsid="007cf695" officeooo:paragraph-rsid="007cf695" style:font-weight-asian="bold" style:font-weight-complex="bold"/>
    </style:style>
    <style:style style:name="P48"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5983b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3426b"/>
    </style:style>
    <style:style style:name="T2" style:family="text">
      <style:text-properties officeooo:rsid="001398cf"/>
    </style:style>
    <style:style style:name="T3" style:family="text">
      <style:text-properties officeooo:rsid="00158246"/>
    </style:style>
    <style:style style:name="T4" style:family="text">
      <style:text-properties officeooo:rsid="0015844a"/>
    </style:style>
    <style:style style:name="T5" style:family="text">
      <style:text-properties officeooo:rsid="0016a9fa"/>
    </style:style>
    <style:style style:name="T6" style:family="text">
      <style:text-properties officeooo:rsid="0017b3de"/>
    </style:style>
    <style:style style:name="T7" style:family="text">
      <style:text-properties officeooo:rsid="00186dfa"/>
    </style:style>
    <style:style style:name="T8" style:family="text">
      <style:text-properties officeooo:rsid="001bcd02"/>
    </style:style>
    <style:style style:name="T9" style:family="text">
      <style:text-properties officeooo:rsid="001f04b6"/>
    </style:style>
    <style:style style:name="T10" style:family="text">
      <style:text-properties fo:font-weight="normal" style:font-weight-asian="normal" style:font-weight-complex="normal"/>
    </style:style>
    <style:style style:name="T11" style:family="text">
      <style:text-properties fo:font-weight="normal" officeooo:rsid="00200950" style:font-weight-asian="normal" style:font-weight-complex="normal"/>
    </style:style>
    <style:style style:name="T12" style:family="text">
      <style:text-properties fo:font-weight="normal" officeooo:rsid="001398cf" style:font-weight-asian="normal" style:font-weight-complex="normal"/>
    </style:style>
    <style:style style:name="T13" style:family="text">
      <style:text-properties fo:font-weight="normal" officeooo:rsid="0036d69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64d948" style:font-weight-asian="bold" style:font-weight-complex="bold"/>
    </style:style>
    <style:style style:name="T16" style:family="text">
      <style:text-properties officeooo:rsid="0033086d"/>
    </style:style>
    <style:style style:name="T17" style:family="text">
      <style:text-properties officeooo:rsid="0036d69f"/>
    </style:style>
    <style:style style:name="T18" style:family="text">
      <style:text-properties officeooo:rsid="003dda07"/>
    </style:style>
    <style:style style:name="T19" style:family="text">
      <style:text-properties officeooo:rsid="00417004"/>
    </style:style>
    <style:style style:name="T20" style:family="text">
      <style:text-properties fo:font-style="normal" style:text-underline-style="solid" style:text-underline-width="auto" style:text-underline-color="font-color" officeooo:rsid="0016a9fa" style:font-style-asian="normal" style:font-style-complex="normal"/>
    </style:style>
    <style:style style:name="T21" style:family="text">
      <style:text-properties officeooo:rsid="005ea2f7"/>
    </style:style>
    <style:style style:name="T22" style:family="text">
      <style:text-properties officeooo:rsid="00602b20"/>
    </style:style>
    <style:style style:name="T23" style:family="text">
      <style:text-properties officeooo:rsid="00634b96"/>
    </style:style>
    <style:style style:name="T24" style:family="text">
      <style:text-properties style:text-underline-style="solid" style:text-underline-width="auto" style:text-underline-color="font-color" officeooo:rsid="0064d948"/>
    </style:style>
    <style:style style:name="T25" style:family="text">
      <style:text-properties style:text-underline-style="none" officeooo:rsid="0064d948"/>
    </style:style>
    <style:style style:name="T26" style:family="text">
      <style:text-properties style:text-underline-style="none" officeooo:rsid="0065e128"/>
    </style:style>
    <style:style style:name="T27" style:family="text">
      <style:text-properties style:text-underline-style="none" officeooo:rsid="0066977e"/>
    </style:style>
    <style:style style:name="T28" style:family="text">
      <style:text-properties style:text-underline-style="none" officeooo:rsid="0069f073"/>
    </style:style>
    <style:style style:name="T29" style:family="text">
      <style:text-properties style:text-underline-style="none" officeooo:rsid="006a41f3"/>
    </style:style>
    <style:style style:name="T30" style:family="text">
      <style:text-properties style:text-underline-style="none" officeooo:rsid="006c15fc"/>
    </style:style>
    <style:style style:name="T31" style:family="text">
      <style:text-properties style:text-underline-style="none" officeooo:rsid="006da345"/>
    </style:style>
    <style:style style:name="T32" style:family="text">
      <style:text-properties style:text-underline-style="none" officeooo:rsid="006e4e55"/>
    </style:style>
    <style:style style:name="T33" style:family="text">
      <style:text-properties style:text-underline-style="none" officeooo:rsid="006ee51f"/>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169cm" fo:min-width="0cm"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2cm" fo:padding-bottom="0.152cm" fo:padding-left="0.275cm" fo:padding-right="0.275cm" draw:shadow="hidden" draw:shadow-offset-x="0.199cm" draw:shadow-offset-y="0.199cm" draw:shadow-color="#808080" style:run-through="foreground"/>
    </style:style>
    <style:style style:name="gr4" style:family="graphic">
      <style:graphic-properties draw:stroke="solid" svg:stroke-width="0.035cm" svg:stroke-color="#5983b0" draw:marker-start="" draw:marker-start-width="0.252cm" draw:marker-start-center="false" draw:marker-end="" draw:marker-end-width="0.252cm" draw:marker-end-center="false" draw:fill="solid" draw:fill-color="#5983b0" draw:textarea-horizontal-align="justify" draw:textarea-vertical-align="middle" draw:auto-grow-height="false" fo:min-height="0.168cm" fo:min-width="0cm" fo:padding-top="0.143cm" fo:padding-bottom="0.143cm" fo:padding-left="0.266cm" fo:padding-right="0.266cm" draw:shadow="hidden" draw:shadow-offset-x="0.199cm" draw:shadow-offset-y="0.199cm" draw:shadow-color="#808080" style:run-through="foreground"/>
    </style:style>
    <style:style style:name="gr5" style:family="graphic">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5cm" fo:padding-right="0.26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Inhaltsangabe</text:p>
      <text:p text:style-name="P31">1. Allgemein ……………………………………………………………………………………………………………………………………1</text:p>
      <text:p text:style-name="P31"><text:span text:style-name="T22">2</text:span>. Erledigt, In progress, Probleme, <text:span text:style-name="T21">Nodes</text:span>…………………………………………………………<text:span text:style-name="T21">2</text:span></text:p>
      <text:p text:style-name="P37">3. Projekthälfte Monitoring, Automatisierung, Selbstheilung…………4</text:p>
      <text:p text:style-name="P9"/>
      <text:p text:style-name="P9">Ziel: Cloud Computing System mit integrierten Selbstheilungskonzepten</text:p>
      <text:p text:style-name="P2"/>
      <text:p text:style-name="P16">- OpenStack</text:p>
      <text:p text:style-name="P18">- mögliche Fehlerfälle in einer Cloud Computing Umgebung</text:p>
      <text:p text:style-name="P18"><text:s text:c="2"/>analysieren</text:p>
      <text:p text:style-name="P18">- Entwicklung eines Prozess, der Daten aus dem System sammelt,</text:p>
      <text:p text:style-name="P18"><text:s text:c="2"/>analysisert und im Fehlerfall reagiert</text:p>
      <text:p text:style-name="P8"/>
      <text:p text:style-name="P27"/>
      <text:p text:style-name="P10"><text:span text:style-name="T10">Produkt: Cloud Platform (OpenStack), auf dem Nutzer Applikationen Hosten können </text:span><text:span text:style-name="T11">(Bereitstellung einer Cloud-Lösung für Nutzer)</text:span></text:p>
      <text:p text:style-name="P28"/>
      <text:p text:style-name="P28">Empfehlung: kolla-ansible</text:p>
      <text:p text:style-name="P28"/>
      <text:p text:style-name="P28">- auf den 4 Servern soll OpenStack laufen</text:p>
      <text:p text:style-name="P28">- Nutzer kann VMs starten</text:p>
      <text:p text:style-name="P28">- Nutzer kann virtuelle Netzwerke nutzen</text:p>
      <text:p text:style-name="P28">- Nutzer kann VMs von „außen“ erreichen (erstmal vom OpenStack Controller Node)</text:p>
      <text:p text:style-name="P28"/>
      <text:p text:style-name="P28"/>
      <text:p text:style-name="P17"/>
      <text:p text:style-name="P19">NOCH 5 WOCHEN</text:p>
      <text:p text:style-name="P17"/>
      <text:p text:style-name="P34"><draw:g text:anchor-type="paragraph" draw:z-index="2" draw:name="status-ok_1" draw:style-name="gr1"><draw:custom-shape draw:style-name="gr5" draw:text-style-name="P51" svg:width="0.5cm" svg:height="0.5cm" svg:x="12.698cm" svg:y="0.0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28cm" svg:y="0.18cm" svg:viewBox="0 0 240 183" draw:points="0,102 82,183 240,0"><text:p/></draw:polyline></draw:g><text:s/>1. Gruppenbildung &amp; Organisation</text:p>
      <text:p text:style-name="P34"><draw:g text:anchor-type="paragraph" draw:z-index="0" draw:name="status-ok" draw:style-name="gr1"><draw:custom-shape draw:style-name="gr5" draw:text-style-name="P51" svg:width="0.5cm" svg:height="0.5cm" svg:x="12.698cm" svg:y="0.03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28cm" svg:y="0.196cm" svg:viewBox="0 0 240 183" draw:points="0,102 82,183 240,0"><text:p/></draw:polyline></draw:g><text:s/>2. Vortrag über ein Thema </text:p>
      <text:p text:style-name="P34"><draw:g text:anchor-type="paragraph" draw:z-index="1" draw:name="status-ok_0" draw:style-name="gr1"><draw:custom-shape draw:style-name="gr5" draw:text-style-name="P51" svg:width="0.5cm" svg:height="0.5cm" svg:x="12.735cm" svg:y="0.0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187cm" svg:viewBox="0 0 240 183" draw:points="0,102 82,183 240,0"><text:p/></draw:polyline></draw:g><text:s/>3. Gruppenorganisation &amp; Zugriffsbereitstellung</text:p>
      <text:p text:style-name="P34"><draw:g text:anchor-type="paragraph" draw:z-index="3" draw:name="status-ok_2" draw:style-name="gr1"><draw:custom-shape draw:style-name="gr5" draw:text-style-name="P51" svg:width="0.5cm" svg:height="0.5cm" svg:x="12.735cm" svg:y="0.0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03cm" svg:viewBox="0 0 240 183" draw:points="0,102 82,183 240,0"><text:p/></draw:polyline></draw:g><text:s/>4. Planung</text:p>
      <text:p text:style-name="P34"><draw:g text:anchor-type="paragraph" draw:z-index="4" draw:name="status-ok_3" draw:style-name="gr1"><draw:custom-shape draw:style-name="gr5" draw:text-style-name="P51" svg:width="0.5cm" svg:height="0.5cm" svg:x="12.735cm" svg:y="0.0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25cm" svg:viewBox="0 0 240 183" draw:points="0,102 82,183 240,0"><text:p/></draw:polyline></draw:g><text:s/>5. Ergebnispräsentation</text:p>
      <text:p text:style-name="P34"><draw:g text:anchor-type="paragraph" draw:z-index="5" draw:name="status-ok_4" draw:style-name="gr1"><draw:custom-shape draw:style-name="gr5" draw:text-style-name="P51" svg:width="0.5cm" svg:height="0.5cm" svg:x="12.735cm" svg:y="0.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49cm" svg:viewBox="0 0 240 183" draw:points="0,102 82,183 240,0"><text:p/></draw:polyline></draw:g><text:s/>6. Planung</text:p>
      <text:p text:style-name="P35"><draw:g text:anchor-type="paragraph" draw:z-index="11" draw:name="status-ok_5" draw:style-name="gr1"><draw:custom-shape draw:style-name="gr5" draw:text-style-name="P51" svg:width="0.5cm" svg:height="0.5cm" svg:x="12.735cm" svg:y="0.10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3" draw:text-style-name="P49" svg:width="0.239cm" svg:height="0.182cm" svg:x="12.865cm" svg:y="0.268cm" svg:viewBox="0 0 240 183" draw:points="0,102 82,183 240,0"><text:p/></draw:polyline></draw:g><text:span text:style-name="T8"><text:s/>7. </text:span>Meilensteinpräsentation</text:p>
      <text:p text:style-name="P34"><draw:g text:anchor-type="paragraph" draw:z-index="12" draw:name="checkbox-3rd-state" draw:style-name="gr1"><draw:custom-shape draw:style-name="gr4" draw:text-style-name="P50" svg:width="0.502cm" svg:height="0.5cm" svg:x="12.735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 draw:text-style-name="P49" svg:x1="12.863cm" svg:y1="0.379cm" svg:x2="13.109cm" svg:y2="0.379cm"><text:p/></draw:line></draw:g><text:s/>8. Planung</text:p>
      <text:p text:style-name="P34"><text:s/>9. Ergebnispräsentation</text:p>
      <text:p text:style-name="P34">10. Planung</text:p>
      <text:p text:style-name="P35"><text:span text:style-name="T8">11. </text:span>Abschlusspräsentation<text:tab/><text:tab/><text:tab/><text:tab/><text:tab/><text:span text:style-name="T8">18.02.</text:span></text:p>
      <text:p text:style-name="P2"/>
      <text:p text:style-name="P2"/>
      <text:p text:style-name="P2"/>
      <text:p text:style-name="P24"/>
      <text:p text:style-name="P24"/>
      <text:p text:style-name="P24"/>
      <text:p text:style-name="P24"/>
      <text:p text:style-name="P24"/>
      <text:p text:style-name="P24"/>
      <text:p text:style-name="P14"/>
      <text:p text:style-name="P11"><text:soft-page-break/></text:p>
      <text:p text:style-name="P11">Erledigt:</text:p>
      <text:p text:style-name="P21"><text:span text:style-name="T9">1. </text:span>VPN-Konfigurationsdatei <text:span text:style-name="T9">erhalten</text:span></text:p>
      <text:p text:style-name="P21"/>
      <text:p text:style-name="P21">- <text:span text:style-name="T9">mit VPN-Client können wir jetzt mit dem Uni-Subnetz verbinden und auf die Server zugreifen</text:span></text:p>
      <text:p text:style-name="P21"/>
      <text:p text:style-name="P21"><text:span text:style-name="T9">z.B. mit </text:span>openvpn CLI: </text:p>
      <text:p text:style-name="P21"><text:tab/>'sudo openvpn –config /Pfad/zur/VPNKonfig.ovpn'</text:p>
      <text:p text:style-name="P21"/>
      <text:p text:style-name="P20">2. Unseren Gruppennamen festgelegt: OurSky</text:p>
      <text:p text:style-name="P20"/>
      <text:p text:style-name="P20">- Repository auf GitHub erstellt</text:p>
      <text:p text:style-name="P20">- Rollen im Team:</text:p>
      <text:p text:style-name="P20"/>
      <text:p text:style-name="P20">Mitglieder und Rollen</text:p>
      <text:p text:style-name="P20"/>
      <text:p text:style-name="P20"><text:s text:c="2"/>- <text:s/>Jonathan (Scrum master &amp; developer)</text:p>
      <text:p text:style-name="P20"><text:s text:c="2"/>- <text:s/>Oliver (developer)</text:p>
      <text:p text:style-name="P20"><text:s text:c="2"/>- <text:s/>Nadia (developer)</text:p>
      <text:p text:style-name="P20"><text:s text:c="2"/>- <text:s/>Zead (Product owner &amp; developer)</text:p>
      <text:p text:style-name="P20"/>
      <text:p text:style-name="P22">ssh key-Paar erstellt und an Alexander Public Key gesendet</text:p>
      <text:p text:style-name="P22"/>
      <text:p text:style-name="P23">OpenStack-Rollen: Admin &amp; Nutzer</text:p>
      <text:p text:style-name="P23"><draw:g text:anchor-type="paragraph" draw:z-index="6" draw:name="checkbox-checked_0" draw:style-name="gr1"><draw:custom-shape draw:style-name="gr2" draw:text-style-name="P48" svg:width="0.5cm" svg:height="0.502cm" svg:x="16.704cm" svg:y="0.4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558cm" svg:viewBox="0 0 246 188" draw:points="0,105 84,188 246,0"><text:p/></draw:polyline></draw:g></text:p>
      <text:p text:style-name="P25"><draw:g text:anchor-type="paragraph" draw:z-index="7" draw:name="checkbox-checked_1" draw:style-name="gr1"><draw:custom-shape draw:style-name="gr2" draw:text-style-name="P48" svg:width="0.5cm" svg:height="0.502cm" svg:x="16.704cm" svg:y="0.4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58cm" svg:viewBox="0 0 246 188" draw:points="0,105 84,188 246,0"><text:p/></draw:polyline></draw:g>3. Vorbereitung Control Node</text:p>
      <text:p text:style-name="P25"><draw:g text:anchor-type="paragraph" draw:z-index="8" draw:name="checkbox-checked_2" draw:style-name="gr1"><draw:custom-shape draw:style-name="gr2" draw:text-style-name="P48" svg:width="0.5cm" svg:height="0.502cm" svg:x="16.704cm" svg:y="0.4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31cm" svg:y="0.605cm" svg:viewBox="0 0 246 188" draw:points="0,105 84,188 246,0"><text:p/></draw:polyline></draw:g>4. Vorbereitung Compute Node</text:p>
      <text:p text:style-name="P25"><draw:g text:anchor-type="paragraph" draw:z-index="9" draw:name="checkbox-checked_3" draw:style-name="gr1"><draw:custom-shape draw:style-name="gr2" draw:text-style-name="P48" svg:width="0.5cm" svg:height="0.502cm" svg:x="16.69cm" svg:y="0.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622cm" svg:viewBox="0 0 246 188" draw:points="0,105 84,188 246,0"><text:p/></draw:polyline></draw:g>5. Etablierung von Docker als Untersystem für OpenStack</text:p>
      <text:p text:style-name="P25">6. Aktivierung &amp; Konfiguration physischer Netzwerke</text:p>
      <text:p text:style-name="P26"><draw:g text:anchor-type="paragraph" draw:z-index="10" draw:name="checkbox-checked_4" draw:style-name="gr1"><draw:custom-shape draw:style-name="gr2" draw:text-style-name="P48" svg:width="0.5cm" svg:height="0.502cm" svg:x="16.69cm" svg:y="0.0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163cm" svg:viewBox="0 0 246 188" draw:points="0,105 84,188 246,0"><text:p/></draw:polyline></draw:g>7. Bootstrapping</text:p>
      <text:p text:style-name="P26"><draw:g text:anchor-type="paragraph" draw:z-index="13" draw:name="checkbox-checked" draw:style-name="gr1"><draw:custom-shape draw:style-name="gr2" draw:text-style-name="P48" svg:width="0.5cm" svg:height="0.502cm" svg:x="16.69cm" svg:y="0.0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207cm" svg:viewBox="0 0 246 188" draw:points="0,105 84,188 246,0"><text:p/></draw:polyline></draw:g>8. Prechecks</text:p>
      <text:p text:style-name="P32"><draw:g text:anchor-type="paragraph" draw:z-index="14" draw:name="checkbox-checked_5" draw:style-name="gr1"><draw:custom-shape draw:style-name="gr2" draw:text-style-name="P48" svg:width="0.5cm" svg:height="0.502cm" svg:x="16.69cm" svg:y="0.0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3" draw:text-style-name="P49" svg:width="0.245cm" svg:height="0.187cm" svg:x="16.817cm" svg:y="0.234cm" svg:viewBox="0 0 246 188" draw:points="0,105 84,188 246,0"><text:p/></draw:polyline></draw:g>9. OpenStack Deployment</text:p>
      <text:p text:style-name="P2"/>
      <text:p text:style-name="P2"/>
      <text:p text:style-name="P13">In progress:</text:p>
      <text:p text:style-name="P47"><text:span text:style-name="T10">Research – Wie geht es weiter?</text:span></text:p>
      <text:p text:style-name="P29"/>
      <text:p text:style-name="P13">Probleme:</text:p>
      <text:p text:style-name="P30"/>
      <text:p text:style-name="P15">Nodes:</text:p>
      <text:p text:style-name="P33"><text:span text:style-name="T1">auf </text:span><text:span text:style-name="Source_20_Text">wally135.cit.tu-berlin.de </text:span><text:span text:style-name="Source_20_Text"><text:span text:style-name="T2">Controller Node </text:span></text:span><text:span text:style-name="Source_20_Text"><text:span text:style-name="T16">(</text:span></text:span><text:span text:style-name="Source_20_Text"><text:span text:style-name="T1">kolla-ansible</text:span></text:span><text:span text:style-name="Source_20_Text"><text:span text:style-name="T16">)</text:span></text:span></text:p>
      <text:p text:style-name="P33"><text:span text:style-name="Source_20_Text"><text:span text:style-name="T2">auf </text:span></text:span><text:span text:style-name="Source_20_Text">wally139.cit.tu-berlin.de <text:tab/><text:tab/> <text:s text:c="5"/></text:span><text:span text:style-name="Source_20_Text"><text:span text:style-name="T16">(</text:span></text:span><text:span text:style-name="Source_20_Text">OpenStack-ansible</text:span><text:span text:style-name="Source_20_Text"><text:span text:style-name="T16">)</text:span></text:span></text:p>
      <text:p text:style-name="P33"><text:span text:style-name="Source_20_Text"/></text:p>
      <text:p text:style-name="P33"><text:span text:style-name="Source_20_Text"><text:span text:style-name="T3">für Skript-Ausführung beiseite </text:span></text:span><text:span text:style-name="Source_20_Text"><text:span text:style-name="T18">ge</text:span></text:span><text:span text:style-name="Source_20_Text"><text:span text:style-name="T3">leg</text:span></text:span><text:span text:style-name="Source_20_Text"><text:span text:style-name="T18">t</text:span></text:span><text:span text:style-name="Source_20_Text"><text:span text:style-name="T3">:</text:span></text:span></text:p>
      <text:p text:style-name="P33"><text:span text:style-name="Source_20_Text"><text:span text:style-name="T3">einzelne Skripte testen:</text:span></text:span></text:p>
      <text:p text:style-name="P33"><text:span text:style-name="Source_20_Text">wally141.cit.tu-berlin.de </text:span><text:span text:style-name="Source_20_Text"><text:span text:style-name="T17">C</text:span></text:span><text:span text:style-name="Source_20_Text"><text:span text:style-name="T2">ompute </text:span></text:span><text:span text:style-name="Source_20_Text"><text:span text:style-name="T17">Node </text:span></text:span><text:span text:style-name="Source_20_Text"><text:span text:style-name="T2">1</text:span></text:span></text:p>
      <text:p text:style-name="P33"><text:span text:style-name="Source_20_Text"><text:span text:style-name="T3">ein Skript anwenden </text:span></text:span><text:span text:style-name="Source_20_Text"><text:span text:style-name="T19">auf</text:span></text:span><text:span text:style-name="Source_20_Text"><text:span text:style-name="T3">:</text:span></text:span></text:p>
      <text:p text:style-name="P15"><text:span text:style-name="Source_20_Text"><text:span text:style-name="T10">wally14</text:span></text:span><text:span text:style-name="Source_20_Text"><text:span text:style-name="T12">2</text:span></text:span><text:span text:style-name="Source_20_Text"><text:span text:style-name="T10">.cit.tu-berlin.de </text:span></text:span><text:span text:style-name="Source_20_Text"><text:span text:style-name="T13">C</text:span></text:span><text:span text:style-name="Source_20_Text"><text:span text:style-name="T12">ompute </text:span></text:span><text:span text:style-name="Source_20_Text"><text:span text:style-name="T13">Node </text:span></text:span><text:span text:style-name="Source_20_Text"><text:span text:style-name="T12">2</text:span></text:span></text:p>
      <text:p text:style-name="P12"/>
      <text:p text:style-name="P38"><text:span text:style-name="Source_20_Text"><text:span text:style-name="T20">In allen Nodes:</text:span></text:span></text:p>
      <text:p text:style-name="P38"><text:soft-page-break/><text:span text:style-name="Source_20_Text"><text:span text:style-name="T4">1. Interfaces in allen Nodes eingerichtet (/etc/netplan/01-netcfg.yaml)</text:span></text:span></text:p>
      <text:p text:style-name="P4"><text:span text:style-name="Source_20_Text"><text:span text:style-name="T4">2. Interfaces in /etc/network/interfaces konfiguriert</text:span></text:span></text:p>
      <text:p text:style-name="P4"><text:span text:style-name="Source_20_Text"><text:span text:style-name="T4">3. Hosts konfiguriert /etc/hosts → 10.0.42.135: controller, 10.0.42.141: compute1, 10.0.42.142: compute2</text:span></text:span></text:p>
      <text:p text:style-name="P4"><text:span text:style-name="Source_20_Text"><text:span text:style-name="T4">4. Kommunikation zwischen den Nodes verifiziert.</text:span></text:span></text:p>
      <text:p text:style-name="P4"><text:span text:style-name="Source_20_Text"><text:span text:style-name="T4">5. pip installiert</text:span></text:span></text:p>
      <text:p text:style-name="P4"><text:span text:style-name="Source_20_Text"><text:span text:style-name="T4">6. python-pip installiert</text:span></text:span></text:p>
      <text:p text:style-name="P4"><text:span text:style-name="Source_20_Text"><text:span text:style-name="T4">7. python-dev</text:span></text:span></text:p>
      <text:p text:style-name="P4"><text:span text:style-name="Source_20_Text"><text:span text:style-name="T4">8. libffi-dev</text:span></text:span></text:p>
      <text:p text:style-name="P4"><text:span text:style-name="Source_20_Text"><text:span text:style-name="T4">9. gcc</text:span></text:span></text:p>
      <text:p text:style-name="P4"><text:span text:style-name="Source_20_Text"><text:span text:style-name="T4">10. libssl-dev</text:span></text:span></text:p>
      <text:p text:style-name="P4"><text:span text:style-name="Source_20_Text"><text:span text:style-name="T4">11. chrony installiert und eingerichtet (NTP)</text:span></text:span></text:p>
      <text:p text:style-name="P4"><text:span text:style-name="Source_20_Text"><text:span text:style-name="T4">12. /etc/chrony.conf konfiguriert (compute Nodes sehen nur controller und controller erlaubt dies)</text:span></text:span></text:p>
      <text:p text:style-name="P3"><text:span text:style-name="Source_20_Text"/></text:p>
      <text:p text:style-name="P3"><text:span text:style-name="Source_20_Text"/></text:p>
      <text:p text:style-name="P5"><text:span text:style-name="Source_20_Text"><text:span text:style-name="T20">In Control Nodes:</text:span></text:span></text:p>
      <text:p text:style-name="P5"><text:span text:style-name="Source_20_Text"><text:span text:style-name="T5">1. Ansible installiert</text:span></text:span></text:p>
      <text:p text:style-name="P5"><text:span text:style-name="Source_20_Text"><text:span text:style-name="T5">2. kolla-ansible installiert</text:span></text:span></text:p>
      <text:p text:style-name="P5"><text:span text:style-name="Source_20_Text"><text:span text:style-name="T5">3. /etc/kolla erstellt</text:span></text:span></text:p>
      <text:p text:style-name="P5"><text:span text:style-name="Source_20_Text"><text:tab/></text:span><text:span text:style-name="Source_20_Text"><text:span text:style-name="T5">sudo chown $USER:$USER /etc/kolla</text:span></text:span></text:p>
      <text:p text:style-name="P5"><text:span text:style-name="Source_20_Text"><text:span text:style-name="T5">4. /usr/local/share/kolla-ansible/etc_examples/kolla/ in</text:span></text:span></text:p>
      <text:p text:style-name="P5"><text:span text:style-name="Source_20_Text"><text:span text:style-name="T5"><text:tab/>/etc/kolla kopiert</text:span></text:span></text:p>
      <text:p text:style-name="P5"><text:span text:style-name="Source_20_Text"><text:tab/></text:span><text:span text:style-name="Source_20_Text"><text:span text:style-name="T5">sf/usr/local/share/kolla-ansible/ansible/inventory/*</text:span></text:span></text:p>
      <text:p text:style-name="P5"><text:span text:style-name="Source_20_Text"><text:span text:style-name="T5">5. </text:span></text:span><text:span text:style-name="Source_20_Text"><text:span text:style-name="T6">Im Haupt-Verzeichnis: multiple und all-in-node kopiert</text:span></text:span></text:p>
      <text:p text:style-name="P5"><text:span text:style-name="Source_20_Text"><text:tab/></text:span><text:span text:style-name="Source_20_Text"><text:span text:style-name="T6">/usr/local/share/kolla-ansible/ansible/inventory/*</text:span></text:span></text:p>
      <text:p text:style-name="P6"><text:span text:style-name="Source_20_Text"><text:span text:style-name="T6">6. /etc/ansible/ansible.cfg konfiguriert</text:span></text:span></text:p>
      <text:p text:style-name="P6"><text:span text:style-name="Source_20_Text"><text:span text:style-name="T6">7. Inventory: mulptiple konfiguriert</text:span></text:span></text:p>
      <text:p text:style-name="P6"><text:span text:style-name="Source_20_Text"><text:span text:style-name="T6">8. mulptiple nodes Erreichbarkeit verifiziert</text:span></text:span></text:p>
      <text:p text:style-name="P7"><text:span text:style-name="Source_20_Text"><text:span text:style-name="T7">9. Passwort in kolla-ansible erstellt: kolla-genpwd</text:span></text:span></text:p>
      <text:p text:style-name="P7"><text:span text:style-name="Source_20_Text"><text:span text:style-name="T7">10. docker installiert</text:span></text:span></text:p>
      <text:p text:style-name="P7"><text:span text:style-name="Source_20_Text"><text:tab/></text:span><text:span text:style-name="Source_20_Text"><text:span text:style-name="T7">Kolla globals.yml konfiguriert: </text:span></text:span></text:p>
      <text:p text:style-name="P7"><text:span text:style-name="Source_20_Text"><text:span text:style-name="T7"><text:tab/><text:tab/>kolla_base_distro: „Ubunt“</text:span></text:span></text:p>
      <text:p text:style-name="P7"><text:span text:style-name="Source_20_Text"><text:tab/><text:tab/></text:span><text:span text:style-name="Source_20_Text"><text:span text:style-name="T7">kolla_install_type: „binary“</text:span></text:span></text:p>
      <text:p text:style-name="P7"><text:span text:style-name="Source_20_Text"><text:tab/><text:tab/></text:span><text:span text:style-name="Source_20_Text"><text:span text:style-name="T7">networkt_interface: „eno1“</text:span></text:span></text:p>
      <text:p text:style-name="P7"><text:span text:style-name="Source_20_Text"><text:tab/><text:tab/></text:span><text:span text:style-name="Source_20_Text"><text:span text:style-name="T7">neutron_external_interface: „enp2s0“</text:span></text:span></text:p>
      <text:p text:style-name="P7"><text:span text:style-name="Source_20_Text"><text:tab/><text:tab/></text:span><text:span text:style-name="Source_20_Text"><text:span text:style-name="T7">kolla_internal_vip_address: „10.0.42.135“</text:span></text:span></text:p>
      <text:p text:style-name="P7"><text:span text:style-name="Source_20_Text"><text:span text:style-name="T7">11. bootstrap-servers in multiple ausgeführt</text:span></text:span></text:p>
      <text:p text:style-name="P7"><text:span text:style-name="Source_20_Text"><text:span text:style-name="T7">12. docker konfiguriert</text:span></text:span></text:p>
      <text:p text:style-name="P7"><text:span text:style-name="Source_20_Text"><text:span text:style-name="T7">13. verifiziert, ob Docker funktioniert</text:span></text:span></text:p>
      <text:p text:style-name="P7"><text:span text:style-name="Source_20_Text"><text:span text:style-name="T23">14. </text:span></text:span><text:span text:style-name="Source_20_Text"><text:span text:style-name="T7">mulptiple konfiguration: alle Nodes local gesetzt</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40"><text:soft-page-break/><text:span text:style-name="Source_20_Text"><text:span text:style-name="T15">2. Projekthälfte </text:span></text:span><text:span text:style-name="Source_20_Text"><text:span text:style-name="T14">Monitoring, Automatisierung, Selbstheilung</text:span></text:span></text:p>
      <text:p text:style-name="P40"><text:span text:style-name="Source_20_Text"/></text:p>
      <text:p text:style-name="P40"><text:span text:style-name="Source_20_Text"><text:span text:style-name="T24">Weg 1:</text:span></text:span></text:p>
      <text:p text:style-name="P40"><text:span text:style-name="Source_20_Text"><text:span text:style-name="T25">Ihr bleibt bei der Cloud-Provider-Sicht und stattet eure OpenStack Cloud mit Monitoring aus. Das Monitoring soll sich dabei auf die wally-Server und die OpenStack Container richten. </text:span></text:span><text:span text:style-name="Source_20_Text"><text:span text:style-name="Strong_20_Emphasis"><text:span text:style-name="T25">Nicht </text:span></text:span></text:span><text:span text:style-name="Source_20_Text"><text:span text:style-name="T25">auf VMs oder Services die in der Cloud laufen. Ceilometer ist dabei also der Service, den man </text:span></text:span><text:span text:style-name="Source_20_Text"><text:span text:style-name="Strong_20_Emphasis"><text:span text:style-name="T25">nicht</text:span></text:span></text:span><text:span text:style-name="Source_20_Text"><text:span text:style-name="T25"> nutzen sollte.<text:line-break/>In den globals.yml gibt es diverse Parameter. Darunter z.B. central logging, kibana, prometheus. Setzt euch damit auseinander.</text:span></text:span></text:p>
      <text:p text:style-name="P40"><text:span text:style-name="Source_20_Text"><text:span text:style-name="T25"/></text:span></text:p>
      <text:p text:style-name="P40"><text:span text:style-name="Source_20_Text"><text:span text:style-name="T24">Weg 2:</text:span></text:span><text:span text:style-name="Source_20_Text"><text:span text:style-name="T25"><text:line-break/>Ihr wechselt die Sicht und seid nun der </text:span></text:span><text:span text:style-name="Source_20_Text"><text:span text:style-name="T24">Admin</text:span></text:span><text:span text:style-name="Source_20_Text"><text:span text:style-name="T25"> und </text:span></text:span><text:span text:style-name="Source_20_Text"><text:span text:style-name="T24">Nutzer</text:span></text:span><text:span text:style-name="Source_20_Text"><text:span text:style-name="T25"> der </text:span></text:span><text:span text:style-name="Source_20_Text"><text:span text:style-name="T26">OpenStack</text:span></text:span><text:span text:style-name="Source_20_Text"><text:span text:style-name="T25"> Cloud. Ihr wollt dort euren Webservice "SockShop" in einem </text:span></text:span><text:span text:style-name="Source_20_Text"><text:span text:style-name="T26">Kubernetes</text:span></text:span><text:span text:style-name="Source_20_Text"><text:span text:style-name="T25"> Cluster aufsetzen.<text:line-break/>Dazu stelle ich euch Skripte bereit, mit denen ihr ein </text:span></text:span><text:span text:style-name="Source_20_Text"><text:span text:style-name="T26">OpenStack</text:span></text:span><text:span text:style-name="Source_20_Text"><text:span text:style-name="T25">-Netzwerk als Admin für alle Nutzer erstellt. Das lässt sich mit einem Nutzernetzwerk kombinieren. Den VMs können dann IPs aus der 10.0.42er Range zugewiesen werden, die dann von eurem lokalen Rechner aus erreichbar sind und selber Zugriff aufs Internet haben.<text:line-break/>Ihr erzeugt einige Ubun</text:span></text:span><text:span text:style-name="Source_20_Text"><text:span text:style-name="T31">t</text:span></text:span><text:span text:style-name="Source_20_Text"><text:span text:style-name="T25">u-VMs, auf denen ein </text:span></text:span><text:span text:style-name="Source_20_Text"><text:span text:style-name="T26">Kubernetes</text:span></text:span><text:span text:style-name="Source_20_Text"><text:span text:style-name="T25"> mit </text:span></text:span><text:a xlink:type="simple" xlink:href="https://github.com/kubernetes-sigs/kubespray" office:target-frame-name="_blank" xlink:show="new" text:style-name="Internet_20_link" text:visited-style-name="Visited_20_Internet_20_Link"><text:span text:style-name="Source_20_Text"><text:span text:style-name="T24">kubespray</text:span></text:span></text:a><text:span text:style-name="Source_20_Text"><text:span text:style-name="T25"> </text:span></text:span><text:span text:style-name="Source_20_Text"><text:span text:style-name="T27">(https://github.com/kubernetes-sigs/kubespray)</text:span></text:span><text:span text:style-name="Source_20_Text"><text:span text:style-name="T25"> installiert werden soll. In diesem </text:span></text:span><text:span text:style-name="Source_20_Text"><text:span text:style-name="T26">Kubernetes</text:span></text:span><text:span text:style-name="Source_20_Text"><text:span text:style-name="T25"> wird dann der </text:span></text:span><text:a xlink:type="simple" xlink:href="https://github.com/microservices-demo/microservices-demo" office:target-frame-name="_blank" xlink:show="new" text:style-name="Internet_20_link" text:visited-style-name="Visited_20_Internet_20_Link"><text:span text:style-name="Source_20_Text"><text:span text:style-name="T24">SockShop</text:span></text:span></text:a><text:span text:style-name="Source_20_Text"><text:span text:style-name="T25"> </text:span></text:span><text:span text:style-name="Source_20_Text"><text:span text:style-name="T27">(https://github.com/microservices-demo/microservices-demo)</text:span></text:span><text:span text:style-name="Source_20_Text"><text:span text:style-name="T25"> Webservice ausgerollt. Dieser </text:span></text:span><text:span text:style-name="Source_20_Text"><text:span text:style-name="T31">s</text:span></text:span><text:span text:style-name="Source_20_Text"><text:span text:style-name="T25">tellt Monitoring bereit (guckt euch dazu die Infos innerhalb der Repo an).</text:span></text:span></text:p>
      <text:p text:style-name="P40"><text:span text:style-name="Source_20_Text"><text:span text:style-name="T25"/></text:span></text:p>
      <text:p text:style-name="P40"><text:span text:style-name="Source_20_Text"><text:span text:style-name="T25"/></text:span></text:p>
      <text:p text:style-name="P40"><text:span text:style-name="Source_20_Text"><text:span text:style-name="T25"/></text:span></text:p>
      <text:p text:style-name="P41"><text:span text:style-name="Source_20_Text"><text:span text:style-name="T28">zu Weg 1)</text:span></text:span></text:p>
      <text:p text:style-name="P41"><text:span text:style-name="Source_20_Text"><text:span text:style-name="T28">- NICHT Ceilometer</text:span></text:span></text:p>
      <text:p text:style-name="P41"><text:span text:style-name="Source_20_Text"><text:span text:style-name="T28">- Panko - Event, Metadata Indexing Service</text:span></text:span></text:p>
      <text:p text:style-name="P41"><text:span text:style-name="Source_20_Text"><text:span text:style-name="T28">- Monasca – </text:span></text:span><text:span text:style-name="Source_20_Text"><text:span text:style-name="T29">Monitoring</text:span></text:span></text:p>
      <text:p text:style-name="P41"><text:span text:style-name="Source_20_Text"><text:span text:style-name="T29"/></text:span></text:p>
      <text:p text:style-name="P42"><text:span text:style-name="Source_20_Text"><text:span text:style-name="T30">zu Weg 2)</text:span></text:span></text:p>
      <text:p text:style-name="P42"><text:span text:style-name="Source_20_Text"><text:span text:style-name="T30">- „</text:span></text:span><text:span text:style-name="Source_20_Text"><text:span text:style-name="T31">SockShop“ in Kubernetes Cluster</text:span></text:span></text:p>
      <text:p text:style-name="P42"><text:span text:style-name="Source_20_Text"><text:span text:style-name="T31">- Admin erstellt für alle Nutzer ein OpenStack-Netzwerk</text:span></text:span></text:p>
      <text:p text:style-name="P42"><text:span text:style-name="Source_20_Text"><text:span text:style-name="T31">- Nutzernetzwerk</text:span></text:span></text:p>
      <text:p text:style-name="P42"><text:span text:style-name="Source_20_Text"><text:span text:style-name="T31">- VMs von unserem lokalen Rechner aus erreichbar</text:span></text:span></text:p>
      <text:p text:style-name="P42"><text:span text:style-name="Source_20_Text"><text:span text:style-name="T31">- Vms haben Zugriff aufs Internet</text:span></text:span></text:p>
      <text:p text:style-name="P42"><text:span text:style-name="Source_20_Text"><text:span text:style-name="T31"/></text:span></text:p>
      <text:p text:style-name="P42"><text:span text:style-name="Source_20_Text"><text:span text:style-name="T31">1. Ubuntu-VMs erzeugen</text:span></text:span></text:p>
      <text:p text:style-name="P42"><text:span text:style-name="Source_20_Text"><text:span text:style-name="T32"><text:tab/></text:span></text:span><text:span text:style-name="Source_20_Text"><text:span text:style-name="T32">1. Allocate Floating IP to OpenStack</text:span></text:span></text:p>
      <text:p text:style-name="P44"><text:span text:style-name="Source_20_Text"><text:span text:style-name="T32"><text:tab/>2. Create OpenStack Image</text:span></text:span></text:p>
      <text:p text:style-name="P44"><text:span text:style-name="Source_20_Text"><text:span text:style-name="T32"><text:tab/><text:tab/>1. Ubuntu in einer VM installieren</text:span></text:span></text:p>
      <text:p text:style-name="P44"><text:span text:style-name="Source_20_Text"><text:span text:style-name="T32"><text:tab/><text:tab/>2. Datei in raw konvertieren</text:span></text:span></text:p>
      <text:p text:style-name="P44"><text:span text:style-name="Source_20_Text"><text:span text:style-name="T32"><text:tab/><text:tab/>3. raw-Datei in OpenStack hochladen</text:span></text:span></text:p>
      <text:p text:style-name="P45"><text:span text:style-name="Source_20_Text"><text:span text:style-name="T33"><text:tab/><text:tab/>4. cloud-ubuntu Deployment</text:span></text:span></text:p>
      <text:p text:style-name="P43"><text:span text:style-name="Source_20_Text"><text:span text:style-name="T31">2. kubespray auf Ubuntu-VMs installieren</text:span></text:span></text:p>
      <text:p text:style-name="P43"><text:soft-page-break/><text:span text:style-name="Source_20_Text"><text:span text:style-name="T31"><text:tab/>https://medium.com/@iamalokpatra/deploy-a-kubernetes-cluster-using-kubespray-9b1287c740ab</text:span></text:span></text:p>
      <text:p text:style-name="P43"><text:span text:style-name="Source_20_Text"><text:span text:style-name="T31">3. SockShop Webservice auf Kubernetes ausrollen –&gt; stellt</text:span></text:span></text:p>
      <text:p text:style-name="P43"><text:span text:style-name="Source_20_Text"><text:span text:style-name="T31"><text:s text:c="3"/>Monitoring bereit</text:span></text:span></text:p>
      <text:p text:style-name="P43"><text:span text:style-name="Source_20_Text"><text:span text:style-name="T31">https://github.com/microservices-demo/microservices-demo/tree/master/deploy/kubernetes</text:span></text:span></text:p>
      <text:p text:style-name="P42"><text:span text:style-name="Source_20_Text"><text:span text:style-name="T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1" svg:font-family="'DejaVu Sans'" style:font-family-generic="swiss"/>
    <style:font-face style:name="Noto Sans Mono CJK JP" svg:font-family="'Noto Sans Mono CJK JP'" style:font-family-generic="swiss"/>
    <style:font-face style:name="DejaVu Sans" svg:font-family="'DejaVu Sans'" style:font-family-generic="system"/>
    <style:font-face style:name="Microsoft YaHei1" svg:font-family="'Microsoft YaHei'" style:font-family-generic="system"/>
    <style:font-face style:name="Liberation Mono" svg:font-family="'Liberation Mono'" style:font-family-generic="modern" style:font-pitch="fixed"/>
    <style:font-face style:name="Noto Sans Mono CJK KR" svg:font-family="'Noto Sans Mono CJK KR'" style:font-family-generic="modern" style:font-pitch="fixed"/>
    <style:font-face style:name="Liberation Mono1" svg:font-family="'Liberation Mono'" style:font-family-generic="roman" style:font-pitch="fixed"/>
    <style:font-face style:name="Liberation Sans2" svg:font-family="'Liberation Sans'" style:font-family-generic="roma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KR" svg:font-family="'Noto Serif CJK KR'"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Mono" fo:font-size="12pt" fo:language="de" fo:country="DE" style:letter-kerning="true" style:font-name-asian="DejaVu Sans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Mono" fo:font-size="12pt" fo:language="de" fo:country="DE" style:letter-kerning="true" style:font-name-asian="DejaVu Sans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wiss"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Mono" fo:font-family="'Liberation Mono'" style:font-family-generic="modern" style:font-pitch="fixed" style:font-name-asian="DejaVu Sans1" style:font-family-asian="'DejaVu Sans'" style:font-family-generic-asian="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Mono" fo:font-family="'Liberation Mono'" style:font-family-generic="modern" style:font-pitch="fixed" fo:font-size="12pt" fo:font-style="italic" style:font-name-asian="DejaVu Sans1" style:font-family-asian="'DejaVu Sans'" style:font-family-generic-asian="swiss"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Mono" fo:font-family="'Liberation Mono'" style:font-family-generic="modern" style:font-pitch="fixed" style:font-name-asian="DejaVu Sans1" style:font-family-asian="'DejaVu Sans'" style:font-family-generic-asian="swis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KR" style:font-family-asian="'Noto Serif CJK K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KR" style:font-family-asian="'Noto Sans Mono CJK KR'"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8T18:23:01.542662450</meta:creation-date>
    <dc:date>2021-01-25T20:45:19.499438225</dc:date>
    <meta:editing-duration>PT4H55M51S</meta:editing-duration>
    <meta:editing-cycles>76</meta:editing-cycles>
    <meta:generator>LibreOffice/7.0.3.1$Linux_X86_64 LibreOffice_project/00$Build-1</meta:generator>
    <meta:document-statistic meta:table-count="0" meta:image-count="0" meta:object-count="0" meta:page-count="5" meta:paragraph-count="126" meta:word-count="700" meta:character-count="5719" meta:non-whitespace-character-count="5073"/>
  </office:meta>
</office:document-meta>
</file>